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.849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7.378cm"/>
    </style:style>
    <style:style style:name="co7" style:family="table-column">
      <style:table-column-properties fo:break-before="auto" style:column-width="4.74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09" table:default-cell-style-name="ce1"/>
        <table:table-row table:style-name="ro1">
          <table:table-cell office:value-type="string" calcext:value-type="string">
            <text:p>Yaesu newc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GETABLE_MODE of commands Y=By VFO, N=Not by VFO, X=No cmd, yellow means custom handling needed</text:p>
          </table:table-cell>
          <table:table-cell table:number-columns-repeated="12"/>
          <table:table-cell office:value-type="string" calcext:value-type="string">
            <text:p>function</text:p>
          </table:table-cell>
          <table:table-cell office:value-type="string" calcext:value-type="string">
            <text:p>targetable_v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FT-450</text:p>
          </table:table-cell>
          <table:table-cell office:value-type="string" calcext:value-type="string">
            <text:p>FT-891</text:p>
          </table:table-cell>
          <table:table-cell table:style-name="Default" office:value-type="string" calcext:value-type="string">
            <text:p>FT-991</text:p>
          </table:table-cell>
          <table:table-cell office:value-type="string" calcext:value-type="string">
            <text:p>FT-950</text:p>
          </table:table-cell>
          <table:table-cell office:value-type="string" calcext:value-type="string">
            <text:p>FT-710</text:p>
          </table:table-cell>
          <table:table-cell table:style-name="Default" office:value-type="string" calcext:value-type="string">
            <text:p>FTDX-1200</text:p>
          </table:table-cell>
          <table:table-cell office:value-type="string" calcext:value-type="string">
            <text:p>FT-2000</text:p>
          </table:table-cell>
          <table:table-cell office:value-type="string" calcext:value-type="string">
            <text:p>FTDX-3000</text:p>
          </table:table-cell>
          <table:table-cell office:value-type="string" calcext:value-type="string">
            <text:p>FTDX-10</text:p>
          </table:table-cell>
          <table:table-cell office:value-type="string" calcext:value-type="string">
            <text:p>FT-DX5000</text:p>
          </table:table-cell>
          <table:table-cell office:value-type="string" calcext:value-type="string">
            <text:p>FX-DX101D</text:p>
          </table:table-cell>
          <table:table-cell office:value-type="string" calcext:value-type="string">
            <text:p>FT-DX9000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#Antenn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</text:p>
          </table:table-cell>
          <table:table-cell table:number-columns-repeated="4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RIG_LEVEL_AF</text:p>
          </table:table-cell>
          <table:table-cell office:value-type="string" calcext:value-type="string">
            <text:p>RIG_TARGETABLE_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6"/>
          <table:table-cell table:style-name="ce5" office:value-type="string" calcext:value-type="string">
            <text:p>N</text:p>
          </table:table-cell>
          <table:table-cell table:style-name="Default"/>
          <table:table-cell table:style-name="ce5"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set_ant</text:p>
          </table:table-cell>
          <table:table-cell office:value-type="string" calcext:value-type="string">
            <text:p>RIG_TARGETABLE_A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C</text:p>
          </table:table-cell>
          <table:table-cell table:number-columns-repeated="4"/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Default"/>
          <table:table-cell table:style-name="ce5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RIG_FUNC_ANF</text:p>
          </table:table-cell>
          <table:table-cell office:value-type="string" calcext:value-type="string">
            <text:p>RIG_TARGETABLE_FUN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D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Y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RIG_OP_BAND_DOW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P</text:p>
          </table:table-cell>
          <table:table-cell table:number-columns-repeated="4"/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Default"/>
          <table:table-cell table:style-name="ce5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RIG_LEVEL_NOTCHF</text:p>
          </table:table-cell>
          <table:table-cell office:value-type="string" calcext:value-type="string">
            <text:p>RIG_TARGETABLE_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Y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RIG_OP_BAND_U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N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Y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TCSS</text:p>
          </table:table-cell>
          <table:table-cell office:value-type="string" calcext:value-type="string">
            <text:p>RIG_TARGETABLE_T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T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Y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TCSS</text:p>
          </table:table-cell>
          <table:table-cell office:value-type="string" calcext:value-type="string">
            <text:p>RIG_TARGETABLE_T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B</text:p>
          </table:table-cell>
          <table:table-cell table:number-columns-repeated="7"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Y</text:p>
          </table:table-cell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RIG_TARGETABLE_FRE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table:style-name="Default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function T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</text:p>
          </table:table-cell>
          <table:table-cell table:number-columns-repeated="4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RIG_LEVEL_AGC</text:p>
          </table:table-cell>
          <table:table-cell office:value-type="string" calcext:value-type="string">
            <text:p>RIG_TARGETABLE_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S</text:p>
          </table:table-cell>
          <table:table-cell table:number-columns-repeated="4"/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Default"/>
          <table:table-cell table:style-name="ce5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RIG_LEVEL_IF</text:p>
          </table:table-cell>
          <table:table-cell office:value-type="string" calcext:value-type="string">
            <text:p>RIG_TARGETABLE_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Y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set_mode</text:p>
          </table:table-cell>
          <table:table-cell office:value-type="string" calcext:value-type="string">
            <text:p>RIG_TARGETABLE_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set_narrow</text:p>
          </table:table-cell>
          <table:table-cell office:value-type="string" calcext:value-type="string">
            <text:p>RIG_TARGETABLE_FUN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B</text:p>
          </table:table-cell>
          <table:table-cell table:number-columns-repeated="4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RIG_FUNC_NB</text:p>
          </table:table-cell>
          <table:table-cell office:value-type="string" calcext:value-type="string">
            <text:p>RIG_TARGETABLE_FUN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L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2"/>
          <table:table-cell table:style-name="Default"/>
          <table:table-cell table:style-name="ce5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oise blanker level</text:p>
          </table:table-cell>
          <table:table-cell office:value-type="string" calcext:value-type="string">
            <text:p>RIG_TARGETABLE_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R</text:p>
          </table:table-cell>
          <table:table-cell table:number-columns-repeated="4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RIG_FUNC_NR</text:p>
          </table:table-cell>
          <table:table-cell office:value-type="string" calcext:value-type="string">
            <text:p>RIG_TARGETABLE_FUN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Y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set_rptr_shif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Default"/>
          <table:table-cell table:style-name="ce5" office:value-type="string" calcext:value-type="string">
            <text:p>Y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RIG_LEVEL_PREAMP</text:p>
          </table:table-cell>
          <table:table-cell office:value-type="string" calcext:value-type="string">
            <text:p>RIG_TARGETABLE_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</text:p>
          </table:table-cell>
          <table:table-cell table:number-columns-repeated="4"/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Default"/>
          <table:table-cell table:style-name="ce5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RIG_LEVEL_ATT</text:p>
          </table:table-cell>
          <table:table-cell office:value-type="string" calcext:value-type="string">
            <text:p>RIG_TARGETABLE_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table:number-columns-repeated="4"/>
          <table:table-cell office:value-type="string" calcext:value-type="string">
            <text:p>N</text:p>
          </table:table-cell>
          <table:table-cell/>
          <table:table-cell table:style-name="ce5"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RIG_LEVEL_RG</text:p>
          </table:table-cell>
          <table:table-cell office:value-type="string" calcext:value-type="string">
            <text:p>RIG_TARGETABLE_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L</text:p>
          </table:table-cell>
          <table:table-cell table:number-columns-repeated="4"/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Default"/>
          <table:table-cell table:style-name="ce5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RIG_LEVEL_NR</text:p>
          </table:table-cell>
          <table:table-cell office:value-type="string" calcext:value-type="string">
            <text:p>RIG_TARGETABLE_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</text:p>
          </table:table-cell>
          <table:table-cell table:number-columns-repeated="6"/>
          <table:table-cell table:style-name="ce2" office:value-type="string" calcext:value-type="string">
            <text:p>N</text:p>
          </table:table-cell>
          <table:table-cell table:style-name="Default"/>
          <table:table-cell table:style-name="ce5"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RIG_LEVEL_STRENGTH|RIG_LEVEL_RAWSTR</text:p>
          </table:table-cell>
          <table:table-cell office:value-type="string" calcext:value-type="string">
            <text:p>RIG_TARGETABLE_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</text:p>
          </table:table-cell>
          <table:table-cell table:number-columns-repeated="4"/>
          <table:table-cell office:value-type="string" calcext:value-type="string">
            <text:p>N</text:p>
          </table:table-cell>
          <table:table-cell/>
          <table:table-cell table:style-name="ce5"/>
          <table:table-cell table:style-name="Default"/>
          <table:table-cell table:style-name="ce5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RIG_TARGETABLE_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M</text:p>
          </table:table-cell>
          <table:table-cell table:number-columns-repeated="4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set_rx_bandwid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Q</text:p>
          </table:table-cell>
          <table:table-cell table:number-columns-repeated="4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 table:style-name="ce5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IG_LEVEL_SQ Newcat format is wrong</text:p>
          </table:table-cell>
          <table:table-cell office:value-type="string" calcext:value-type="string">
            <text:p>RIG_TARGETABLE_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S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table:style-name="Default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vfo select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roofing</text:p>
          </table:table-cell>
          <table:table-cell office:value-type="string" calcext:value-type="string">
            <text:p>RIG_TARGETABLE_ROOFING</text:p>
          </table:table-cell>
          <table:table-cell table:number-columns-repeated="100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L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3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meta:initial-creator>Michael Black</meta:initial-creator>
    <meta:creation-date>2020-05-26T13:19:35Z</meta:creation-date>
    <dc:date>2022-12-03T19:34:24.488000000</dc:date>
    <meta:editing-duration>PT33M5S</meta:editing-duration>
    <meta:editing-cycles>6</meta:editing-cycles>
    <meta:document-statistic meta:table-count="1" meta:cell-count="258" meta:object-count="0"/>
    <meta:user-defined meta:name="WorkbookGuid">28d301d4-08cd-4f63-9e6e-345ff553f51d</meta:user-defined>
  </office:meta>
</office:document-meta>
</file>